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 fo:font-weight="normal" style:font-weight-asian="normal" style:font-weight-complex="normal"/>
    </style:style>
    <style:style style:name="ce2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table table:name="TOOLGUID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M0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Q0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0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</table:table-row>
      </table:table>
      <table:table table:name="T1" table:style-name="ta1"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ey word</text:p>
          </table:table-cell>
          <table:table-cell office:value-type="string" calcext:value-type="string">
            <text:p>MBA Pair Indication</text:p>
          </table:table-cell>
          <table:table-cell office:value-type="string" calcext:value-type="string">
            <text:p>SI ATTRIBUTE LIS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used bit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on 1-slot 1333 <text:s text:c="9"/>1 DIMM</text:p>
          </table:table-cell>
          <table:table-cell table:style-name="Default" office:value-type="string" calcext:value-type="string">
            <text:p>Hex Values for 1 RANK</text:p>
          </table:table-cell>
          <table:table-cell office:value-type="string" calcext:value-type="string">
            <text:p>BYTE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table:style-name="Default" office:value-type="string" calcext:value-type="string">
            <text:p>1 DI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ON[0][0]</text:p>
          </table:table-cell>
          <table:table-cell office:value-type="string" calcext:value-type="string">
            <text:p>u8[2]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_DIMM0</text:p>
          </table:table-cell>
          <table:table-cell office:value-type="string" calcext:value-type="string">
            <text:p>OHM3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ON[0][1]</text:p>
          </table:table-cell>
          <table:table-cell office:value-type="string" calcext:value-type="string">
            <text:p>u8[2]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_DIMM1</text:p>
          </table:table-cell>
          <table:table-cell office:value-type="string" calcext:value-type="string">
            <text:p>OHM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0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_DIMM0_Rank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0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_DIMM0_Rank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0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_DIMM0_Rank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0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_DIMM0_Rank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0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_DIMM1_Rank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0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_DIMM1_Rank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0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_DIMM1_Rank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0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_DIMM1_Rank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0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_DIMM0_Rank0</text:p>
          </table:table-cell>
          <table:table-cell office:value-type="string" calcext:value-type="string">
            <text:p>OHM1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0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_DIMM0_Rank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0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_DIMM0_Rank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0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_DIMM0_Rank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0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_DIMM1_Rank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0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_DIMM1_Rank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0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_DIMM1_Rank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0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_DIMM1_Rank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0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0_Rank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0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0_Rank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0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0_Rank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0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0_Rank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0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1_Rank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0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1_Rank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0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1_Rank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0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1_Rank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0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0_Rank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0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0_Rank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0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0_Rank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0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0_Rank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0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1_Rank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0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1_Rank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0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1_Rank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0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1_Rank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IMM_RCD_IBT[0]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A</text:p>
          </table:table-cell>
          <table:table-cell office:value-type="string" calcext:value-type="string">
            <text:p>IBT_100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IMM_RCD_IBT[0]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A</text:p>
          </table:table-cell>
          <table:table-cell office:value-type="string" calcext:value-type="string">
            <text:p>IBT_OFF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IMM_RCD_OUTPUT_TIMING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A</text:p>
          </table:table-cell>
          <table:table-cell office:value-type="string" calcext:value-type="string">
            <text:p>1T == 01 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RD_VREF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A</text:p>
          </table:table-cell>
          <table:table-cell office:value-type="string" calcext:value-type="string">
            <text:p>VDD5000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WR_VREF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A</text:p>
          </table:table-cell>
          <table:table-cell office:value-type="string" calcext:value-type="string">
            <text:p>VDD50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RD_CTR_WINDAGE_OFFSET[0]</text:p>
          </table:table-cell>
          <table:table-cell office:value-type="string" calcext:value-type="string">
            <text:p>U16[2]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ort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80 = Negative; 00 = Positive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table:number-columns-repeated="4"/>
          <table:table-cell office:value-type="string" calcext:value-type="string">
            <text:p>Port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WRDDR4_VREF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DR4 Spec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RCV_IMP_DQ_DQS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OHM60</text:p>
          </table:table-cell>
          <table:table-cell office:value-type="string" calcext:value-type="string">
            <text:p>3C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DRV_IMP_DQ_DQS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OHM34_FFE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DRV_IMP_CNTL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DRV_IMP_ADDR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DRV_IMP_CLK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DRV_IMP_SPCKE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SLEW_RATE_DQ_DQS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SLEW_4V_NS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SLEW_RATE_CNTL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SLEW_RATE_ADDR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SLEW_RATE_CLK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SLEW_RATE_SPCKE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KE_PRI_MAP[0]</text:p>
          </table:table-cell>
          <table:table-cell office:value-type="string" calcext:value-type="string">
            <text:p>U16[2]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ortA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SB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table:number-columns-repeated="4"/>
          <table:table-cell office:value-type="string" calcext:value-type="string">
            <text:p>PortA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KE_PWR_MAP[0]</text:p>
          </table:table-cell>
          <table:table-cell office:value-type="string" calcext:value-type="string">
            <text:p>u32[2]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PortA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SB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table:number-columns-repeated="4"/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table:number-columns-repeated="4"/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table:number-columns-repeated="4"/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WLO[0], ATTR_VPD_RLO[0]</text:p>
          </table:table-cell>
          <table:table-cell office:value-type="string" calcext:value-type="string">
            <text:p>u8[2]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ort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GPO[0]</text:p>
          </table:table-cell>
          <table:table-cell office:value-type="string" calcext:value-type="string">
            <text:p>u8[2]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ort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ON[1][0]</text:p>
          </table:table-cell>
          <table:table-cell office:value-type="string" calcext:value-type="string">
            <text:p>u8[2]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B_DIMM0</text:p>
          </table:table-cell>
          <table:table-cell office:value-type="string" calcext:value-type="string">
            <text:p>OHM34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ON[1][1]</text:p>
          </table:table-cell>
          <table:table-cell office:value-type="string" calcext:value-type="string">
            <text:p>u8[2]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B_DIMM1</text:p>
          </table:table-cell>
          <table:table-cell office:value-type="string" calcext:value-type="string">
            <text:p>OHM34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_DIMM0_Rank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_DIMM0_Rank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_DIMM0_Rank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_DIMM0_Rank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_DIMM1_Rank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_DIMM1_Rank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_DIMM1_Rank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_DIMM1_Rank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B_DIMM0_Rank0</text:p>
          </table:table-cell>
          <table:table-cell office:value-type="string" calcext:value-type="string">
            <text:p>OHM120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B_DIMM0_Rank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B_DIMM0_Rank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B_DIMM0_Rank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B_DIMM1_Rank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B_DIMM1_Rank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B_DIMM1_Rank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B_DIMM1_Rank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0_Rank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0_Rank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0_Rank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0_Rank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1_Rank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1_Rank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1_Rank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1_Rank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0_Rank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0_Rank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0_Rank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0_Rank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1_Rank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1_Rank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1_Rank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1_Rank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IMM_RCD_IBT[1]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B</text:p>
          </table:table-cell>
          <table:table-cell office:value-type="string" calcext:value-type="string">
            <text:p>IBT_100</text:p>
          </table:table-cell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IMM_RCD_IBT[1]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B</text:p>
          </table:table-cell>
          <table:table-cell office:value-type="string" calcext:value-type="string">
            <text:p>IBT_OFF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IMM_RCD_OUTPUT_TIMING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B</text:p>
          </table:table-cell>
          <table:table-cell office:value-type="string" calcext:value-type="string">
            <text:p>1T == 01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RD_VREF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B</text:p>
          </table:table-cell>
          <table:table-cell office:value-type="string" calcext:value-type="string">
            <text:p>VDD50000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WR_VREF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B</text:p>
          </table:table-cell>
          <table:table-cell office:value-type="string" calcext:value-type="string">
            <text:p>VDD500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RD_CTR_WINDAGE_OFFSET[1]</text:p>
          </table:table-cell>
          <table:table-cell office:value-type="string" calcext:value-type="string">
            <text:p>U16[2]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ort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80 = Negative; 00 = Positive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table:number-columns-repeated="4"/>
          <table:table-cell office:value-type="string" calcext:value-type="string">
            <text:p>Port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WRDDR4_VREF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RCV_IMP_DQ_DQS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OHM60</text:p>
          </table:table-cell>
          <table:table-cell office:value-type="string" calcext:value-type="string">
            <text:p>3C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DRV_IMP_DQ_DQS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OHM34_FFE0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DRV_IMP_CNTL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DRV_IMP_ADDR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DRV_IMP_CLK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DRV_IMP_SPCKE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SLEW_RATE_DQ_DQS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SLEW_4V_NS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SLEW_RATE_CNTL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SLEW_RATE_ADDR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SLEW_RATE_CLK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SLEW_RATE_SPCKE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KE_PRI_MAP[1]</text:p>
          </table:table-cell>
          <table:table-cell office:value-type="string" calcext:value-type="string">
            <text:p>U16[2]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ortB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SB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table:number-columns-repeated="4"/>
          <table:table-cell office:value-type="string" calcext:value-type="string">
            <text:p>PortB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KE_PWR_MAP[1]</text:p>
          </table:table-cell>
          <table:table-cell office:value-type="string" calcext:value-type="string">
            <text:p>u32[2]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PortB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SB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table:number-columns-repeated="4"/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table:number-columns-repeated="4"/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table:number-columns-repeated="4"/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WLO[1], ATTR_VPD_RLO[1]</text:p>
          </table:table-cell>
          <table:table-cell office:value-type="string" calcext:value-type="string">
            <text:p>u8[2]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ortB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GPO[1]</text:p>
          </table:table-cell>
          <table:table-cell office:value-type="string" calcext:value-type="string">
            <text:p>u8[2]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ort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ON[1][0]</text:p>
          </table:table-cell>
          <table:table-cell office:value-type="string" calcext:value-type="string">
            <text:p>u8[2]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C_DIMM0</text:p>
          </table:table-cell>
          <table:table-cell office:value-type="string" calcext:value-type="string">
            <text:p>OHM34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ON[1][1]</text:p>
          </table:table-cell>
          <table:table-cell office:value-type="string" calcext:value-type="string">
            <text:p>u8[2]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C_DIMM1</text:p>
          </table:table-cell>
          <table:table-cell office:value-type="string" calcext:value-type="string">
            <text:p>OHM34</text:p>
          </table:table-cell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_DIMM0_Rank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_DIMM0_Rank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_DIMM0_Rank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_DIMM0_Rank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_DIMM1_Rank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_DIMM1_Rank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_DIMM1_Rank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_DIMM1_Rank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C_DIMM0_Rank0</text:p>
          </table:table-cell>
          <table:table-cell office:value-type="string" calcext:value-type="string">
            <text:p>OHM120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C_DIMM0_Rank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C_DIMM0_Rank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C_DIMM0_Rank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C_DIMM1_Rank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C_DIMM1_Rank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C_DIMM1_Rank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C_DIMM1_Rank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0_Rank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0_Rank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0_Rank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0_Rank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1_Rank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1_Rank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1_Rank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1_Rank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0_Rank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0_Rank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0_Rank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0_Rank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1_Rank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1_Rank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1_Rank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1_Rank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IMM_RCD_IBT[1]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C</text:p>
          </table:table-cell>
          <table:table-cell office:value-type="string" calcext:value-type="string">
            <text:p>IBT_100</text:p>
          </table:table-cell>
          <table:table-cell office:value-type="float" office:value="64" calcext:value-type="float">
            <text:p>64</text:p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IMM_RCD_IBT[1]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C</text:p>
          </table:table-cell>
          <table:table-cell office:value-type="string" calcext:value-type="string">
            <text:p>IBT_OFF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IMM_RCD_OUTPUT_TIMING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C</text:p>
          </table:table-cell>
          <table:table-cell office:value-type="string" calcext:value-type="string">
            <text:p>1T == 01 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RD_VREF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C</text:p>
          </table:table-cell>
          <table:table-cell office:value-type="string" calcext:value-type="string">
            <text:p>VDD50000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WR_VREF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C</text:p>
          </table:table-cell>
          <table:table-cell office:value-type="string" calcext:value-type="string">
            <text:p>VDD500</text:p>
          </table:table-cell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RD_CTR_WINDAGE_OFFSET[0]</text:p>
          </table:table-cell>
          <table:table-cell office:value-type="string" calcext:value-type="string">
            <text:p>U16[2]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ort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80 = Negative; 00 = Positive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table:number-columns-repeated="4"/>
          <table:table-cell office:value-type="string" calcext:value-type="string">
            <text:p>Port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WRDDR4_VREF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RCV_IMP_DQ_DQS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OHM60</text:p>
          </table:table-cell>
          <table:table-cell office:value-type="string" calcext:value-type="string">
            <text:p>3C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DRV_IMP_DQ_DQS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OHM34_FFE0</text:p>
          </table:table-cell>
          <table:table-cell office:value-type="float" office:value="7" calcext:value-type="float">
            <text:p>7</text:p>
          </table:table-cell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DRV_IMP_CNTL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DRV_IMP_ADDR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DRV_IMP_CLK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DRV_IMP_SPCKE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SLEW_RATE_DQ_DQS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SLEW_4V_NS</text:p>
          </table:table-cell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SLEW_RATE_CNTL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SLEW_RATE_ADDR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SLEW_RATE_CLK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SLEW_RATE_SPCKE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KE_PRI_MAP[0]</text:p>
          </table:table-cell>
          <table:table-cell office:value-type="string" calcext:value-type="string">
            <text:p>U16[2]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ortC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SB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table:number-columns-repeated="4"/>
          <table:table-cell office:value-type="string" calcext:value-type="string">
            <text:p>PortC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KE_PWR_MAP[0]</text:p>
          </table:table-cell>
          <table:table-cell office:value-type="string" calcext:value-type="string">
            <text:p>u32[2]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Port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SB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table:number-columns-repeated="4"/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table:number-columns-repeated="4"/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table:number-columns-repeated="4"/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WLO[0], ATTR_VPD_RLO[0]</text:p>
          </table:table-cell>
          <table:table-cell office:value-type="string" calcext:value-type="string">
            <text:p>u8[2]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ortC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GPO[0]</text:p>
          </table:table-cell>
          <table:table-cell office:value-type="string" calcext:value-type="string">
            <text:p>u8[2]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ort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ON[1][0]</text:p>
          </table:table-cell>
          <table:table-cell office:value-type="string" calcext:value-type="string">
            <text:p>u8[2]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D_DIMM0</text:p>
          </table:table-cell>
          <table:table-cell office:value-type="string" calcext:value-type="string">
            <text:p>OHM34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ON[1][1]</text:p>
          </table:table-cell>
          <table:table-cell office:value-type="string" calcext:value-type="string">
            <text:p>u8[2]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D_DIMM1</text:p>
          </table:table-cell>
          <table:table-cell office:value-type="string" calcext:value-type="string">
            <text:p>OHM34</text:p>
          </table:table-cell>
          <table:table-cell office:value-type="float" office:value="7" calcext:value-type="float">
            <text:p>7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_DIMM0_Rank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_DIMM0_Rank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_DIMM0_Rank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_DIMM0_Rank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_DIMM1_Rank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_DIMM1_Rank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_DIMM1_Rank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_DIMM1_Rank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D_DIMM0_Rank0</text:p>
          </table:table-cell>
          <table:table-cell office:value-type="string" calcext:value-type="string">
            <text:p>OHM12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D_DIMM0_Rank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D_DIMM0_Rank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D_DIMM0_Rank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D_DIMM1_Rank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D_DIMM1_Rank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D_DIMM1_Rank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D_DIMM1_Rank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0_Rank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0_Rank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0_Rank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0_Rank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1_Rank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1_Rank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1_Rank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1_Rank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0_Rank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0_Rank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0_Rank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0_Rank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1_Rank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1_Rank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1_Rank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1_Rank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IMM_RCD_IBT[1]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D</text:p>
          </table:table-cell>
          <table:table-cell office:value-type="string" calcext:value-type="string">
            <text:p>IBT_100</text:p>
          </table:table-cell>
          <table:table-cell office:value-type="float" office:value="64" calcext:value-type="float">
            <text:p>64</text:p>
          </table:table-cell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IMM_RCD_IBT[1]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D</text:p>
          </table:table-cell>
          <table:table-cell office:value-type="string" calcext:value-type="string">
            <text:p>IBT_OFF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IMM_RCD_OUTPUT_TIMING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D</text:p>
          </table:table-cell>
          <table:table-cell office:value-type="string" calcext:value-type="string">
            <text:p>1T == 01 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RD_VREF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D</text:p>
          </table:table-cell>
          <table:table-cell office:value-type="string" calcext:value-type="string">
            <text:p>VDD50000</text:p>
          </table:table-cell>
          <table:table-cell office:value-type="float" office:value="7" calcext:value-type="float">
            <text:p>7</text:p>
          </table:table-cell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WR_VREF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D</text:p>
          </table:table-cell>
          <table:table-cell office:value-type="string" calcext:value-type="string">
            <text:p>VDD500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RD_CTR_WINDAGE_OFFSET[1]</text:p>
          </table:table-cell>
          <table:table-cell office:value-type="string" calcext:value-type="string">
            <text:p>U16[2]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ort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80 = Negative; 00 = Positive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table:number-columns-repeated="4"/>
          <table:table-cell office:value-type="string" calcext:value-type="string">
            <text:p>Port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WRDDR4_VREF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r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DR 4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RCV_IMP_DQ_DQS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OHM60</text:p>
          </table:table-cell>
          <table:table-cell office:value-type="string" calcext:value-type="string">
            <text:p>3C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DRV_IMP_DQ_DQS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OHM34_FFE0</text:p>
          </table:table-cell>
          <table:table-cell office:value-type="float" office:value="7" calcext:value-type="float">
            <text:p>7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DRV_IMP_CNTL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DRV_IMP_ADDR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DRV_IMP_CLK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DRV_IMP_SPCKE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SLEW_RATE_DQ_DQS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SLEW_4V_NS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SLEW_RATE_CNTL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SLEW_RATE_ADDR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SLEW_RATE_CLK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SLEW_RATE_SPCKE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KE_PRI_MAP[1]</text:p>
          </table:table-cell>
          <table:table-cell office:value-type="string" calcext:value-type="string">
            <text:p>U16[2]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ortD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table:number-columns-repeated="4"/>
          <table:table-cell office:value-type="string" calcext:value-type="string">
            <text:p>PortD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KE_PWR_MAP[1]</text:p>
          </table:table-cell>
          <table:table-cell office:value-type="string" calcext:value-type="string">
            <text:p>u32[2]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Port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table:number-columns-repeated="4"/>
          <table:table-cell office:value-type="string" calcext:value-type="string">
            <text:p>Por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table:number-columns-repeated="4"/>
          <table:table-cell office:value-type="string" calcext:value-type="string">
            <text:p>Por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table:number-columns-repeated="4"/>
          <table:table-cell office:value-type="string" calcext:value-type="string">
            <text:p>Por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WLO[1], ATTR_VPD_RLO[1]</text:p>
          </table:table-cell>
          <table:table-cell office:value-type="string" calcext:value-type="string">
            <text:p>u8[2]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ort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GPO[1]</text:p>
          </table:table-cell>
          <table:table-cell office:value-type="string" calcext:value-type="string">
            <text:p>u8[2]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ort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MT_USE_RANK</text:p>
          </table:table-cell>
          <table:table-cell table:number-columns-repeated="3"/>
          <table:table-cell office:value-type="string" calcext:value-type="string">
            <text:p>Port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table:number-columns-repeated="2"/>
        </table:table-row>
      </table:table>
      <table:table table:name="T2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Key word</text:p>
          </table:table-cell>
          <table:table-cell office:value-type="string" calcext:value-type="string">
            <text:p>MBA Pair Indication</text:p>
          </table:table-cell>
          <table:table-cell office:value-type="string" calcext:value-type="string">
            <text:p>SI ATTRIBUTE LIS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used bit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on 1-slot 1333 <text:s text:c="9"/>1 DIMM</text:p>
          </table:table-cell>
          <table:table-cell/>
          <table:table-cell office:value-type="string" calcext:value-type="string">
            <text:p>BYTE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1333_2R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1 DI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ON[0][0]</text:p>
          </table:table-cell>
          <table:table-cell office:value-type="string" calcext:value-type="string">
            <text:p>u8[2]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_DIMM0</text:p>
          </table:table-cell>
          <table:table-cell office:value-type="string" calcext:value-type="string">
            <text:p>OHM3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ON[0][1]</text:p>
          </table:table-cell>
          <table:table-cell office:value-type="string" calcext:value-type="string">
            <text:p>u8[2]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_DIMM1</text:p>
          </table:table-cell>
          <table:table-cell office:value-type="string" calcext:value-type="string">
            <text:p>OHM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0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_DIMM0_Rank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0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_DIMM0_Rank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0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_DIMM0_Rank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0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_DIMM0_Rank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0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_DIMM1_Rank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0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_DIMM1_Rank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0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_DIMM1_Rank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0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_DIMM1_Rank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0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_DIMM0_Rank0</text:p>
          </table:table-cell>
          <table:table-cell office:value-type="string" calcext:value-type="string">
            <text:p>OHM1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0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_DIMM0_Rank1</text:p>
          </table:table-cell>
          <table:table-cell office:value-type="string" calcext:value-type="string">
            <text:p>OHM1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0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_DIMM0_Rank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0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_DIMM0_Rank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0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_DIMM1_Rank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0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_DIMM1_Rank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0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_DIMM1_Rank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0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_DIMM1_Rank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0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0_Rank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0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0_Rank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0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0_Rank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0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0_Rank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0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1_Rank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0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1_Rank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0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1_Rank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0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1_Rank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0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0_Rank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0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0_Rank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0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0_Rank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0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0_Rank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0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1_Rank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0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1_Rank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0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1_Rank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0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1_Rank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IMM_RCD_IBT[0]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A</text:p>
          </table:table-cell>
          <table:table-cell office:value-type="string" calcext:value-type="string">
            <text:p>IBT_100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IMM_RCD_IBT[0]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A</text:p>
          </table:table-cell>
          <table:table-cell office:value-type="string" calcext:value-type="string">
            <text:p>IBT_OFF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IMM_RCD_OUTPUT_TIMING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A</text:p>
          </table:table-cell>
          <table:table-cell office:value-type="string" calcext:value-type="string">
            <text:p>1T == 01 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RD_VREF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A</text:p>
          </table:table-cell>
          <table:table-cell office:value-type="string" calcext:value-type="string">
            <text:p>VDD5000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WR_VREF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A</text:p>
          </table:table-cell>
          <table:table-cell office:value-type="string" calcext:value-type="string">
            <text:p>VDD50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RD_CTR_WINDAGE_OFFSET[0]</text:p>
          </table:table-cell>
          <table:table-cell office:value-type="string" calcext:value-type="string">
            <text:p>U16[2]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ort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80 = Negative; 00 = Positive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table:number-columns-repeated="4"/>
          <table:table-cell office:value-type="string" calcext:value-type="string">
            <text:p>Port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WRDDR4_VREF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RCV_IMP_DQ_DQS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OHM60</text:p>
          </table:table-cell>
          <table:table-cell office:value-type="string" calcext:value-type="string">
            <text:p>3C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DR4 Spec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DRV_IMP_DQ_DQS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OHM34_FFE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DRV_IMP_CNTL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DRV_IMP_ADDR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DRV_IMP_CLK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DRV_IMP_SPCKE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SLEW_RATE_DQ_DQS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SLEW_4V_NS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SLEW_RATE_CNTL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SLEW_RATE_ADDR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SLEW_RATE_CLK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SLEW_RATE_SPCKE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KE_PRI_MAP[0]</text:p>
          </table:table-cell>
          <table:table-cell office:value-type="string" calcext:value-type="string">
            <text:p>U16[2]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ortA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SB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table:number-columns-repeated="4"/>
          <table:table-cell office:value-type="string" calcext:value-type="string">
            <text:p>PortA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KE_PWR_MAP[0]</text:p>
          </table:table-cell>
          <table:table-cell office:value-type="string" calcext:value-type="string">
            <text:p>u32[2]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PortA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SB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table:number-columns-repeated="4"/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table:number-columns-repeated="4"/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table:number-columns-repeated="4"/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WLO[0], ATTR_VPD_RLO[0]</text:p>
          </table:table-cell>
          <table:table-cell office:value-type="string" calcext:value-type="string">
            <text:p>u8[2]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ort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GPO[0]</text:p>
          </table:table-cell>
          <table:table-cell office:value-type="string" calcext:value-type="string">
            <text:p>u8[2]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ort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ON[1][0]</text:p>
          </table:table-cell>
          <table:table-cell office:value-type="string" calcext:value-type="string">
            <text:p>u8[2]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B_DIMM0</text:p>
          </table:table-cell>
          <table:table-cell office:value-type="string" calcext:value-type="string">
            <text:p>OHM34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ON[1][1]</text:p>
          </table:table-cell>
          <table:table-cell office:value-type="string" calcext:value-type="string">
            <text:p>u8[2]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B_DIMM1</text:p>
          </table:table-cell>
          <table:table-cell office:value-type="string" calcext:value-type="string">
            <text:p>OHM34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_DIMM0_Rank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_DIMM0_Rank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_DIMM0_Rank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_DIMM0_Rank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_DIMM1_Rank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_DIMM1_Rank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_DIMM1_Rank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_DIMM1_Rank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B_DIMM0_Rank0</text:p>
          </table:table-cell>
          <table:table-cell office:value-type="string" calcext:value-type="string">
            <text:p>OHM120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B_DIMM0_Rank1</text:p>
          </table:table-cell>
          <table:table-cell office:value-type="string" calcext:value-type="string">
            <text:p>OHM12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B_DIMM0_Rank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B_DIMM0_Rank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B_DIMM1_Rank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B_DIMM1_Rank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B_DIMM1_Rank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B_DIMM1_Rank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0_Rank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0_Rank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0_Rank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0_Rank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1_Rank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1_Rank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1_Rank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1_Rank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0_Rank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0_Rank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0_Rank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0_Rank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1_Rank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1_Rank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1_Rank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1_Rank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IMM_RCD_IBT[1]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B</text:p>
          </table:table-cell>
          <table:table-cell office:value-type="string" calcext:value-type="string">
            <text:p>IBT_100</text:p>
          </table:table-cell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IMM_RCD_IBT[1]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B</text:p>
          </table:table-cell>
          <table:table-cell office:value-type="string" calcext:value-type="string">
            <text:p>IBT_OFF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IMM_RCD_OUTPUT_TIMING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B</text:p>
          </table:table-cell>
          <table:table-cell office:value-type="string" calcext:value-type="string">
            <text:p>1T == 01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RD_VREF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B</text:p>
          </table:table-cell>
          <table:table-cell office:value-type="string" calcext:value-type="string">
            <text:p>VDD50000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WR_VREF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B</text:p>
          </table:table-cell>
          <table:table-cell office:value-type="string" calcext:value-type="string">
            <text:p>VDD500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RD_CTR_WINDAGE_OFFSET[1]</text:p>
          </table:table-cell>
          <table:table-cell office:value-type="string" calcext:value-type="string">
            <text:p>U16[2]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ort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80 = Negative; 00 = Positive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table:number-columns-repeated="4"/>
          <table:table-cell office:value-type="string" calcext:value-type="string">
            <text:p>Port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WRDDR4_VREF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RCV_IMP_DQ_DQS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OHM60</text:p>
          </table:table-cell>
          <table:table-cell office:value-type="string" calcext:value-type="string">
            <text:p>3C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DRV_IMP_DQ_DQS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OHM34_FFE0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DRV_IMP_CNTL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DRV_IMP_ADDR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DRV_IMP_CLK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DRV_IMP_SPCKE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SLEW_RATE_DQ_DQS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SLEW_4V_NS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SLEW_RATE_CNTL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SLEW_RATE_ADDR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SLEW_RATE_CLK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SLEW_RATE_SPCKE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KE_PRI_MAP[1]</text:p>
          </table:table-cell>
          <table:table-cell office:value-type="string" calcext:value-type="string">
            <text:p>U16[2]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ortB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SB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table:number-columns-repeated="4"/>
          <table:table-cell office:value-type="string" calcext:value-type="string">
            <text:p>PortB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KE_PWR_MAP[1]</text:p>
          </table:table-cell>
          <table:table-cell office:value-type="string" calcext:value-type="string">
            <text:p>u32[2]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PortB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SB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table:number-columns-repeated="4"/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table:number-columns-repeated="4"/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table:number-columns-repeated="4"/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WLO[1], ATTR_VPD_RLO[1]</text:p>
          </table:table-cell>
          <table:table-cell office:value-type="string" calcext:value-type="string">
            <text:p>u8[2]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ortB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GPO[1]</text:p>
          </table:table-cell>
          <table:table-cell office:value-type="string" calcext:value-type="string">
            <text:p>u8[2]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ort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ON[1][0]</text:p>
          </table:table-cell>
          <table:table-cell office:value-type="string" calcext:value-type="string">
            <text:p>u8[2]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C_DIMM0</text:p>
          </table:table-cell>
          <table:table-cell office:value-type="string" calcext:value-type="string">
            <text:p>OHM34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ON[1][1]</text:p>
          </table:table-cell>
          <table:table-cell office:value-type="string" calcext:value-type="string">
            <text:p>u8[2]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C_DIMM1</text:p>
          </table:table-cell>
          <table:table-cell office:value-type="string" calcext:value-type="string">
            <text:p>OHM34</text:p>
          </table:table-cell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_DIMM0_Rank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_DIMM0_Rank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_DIMM0_Rank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_DIMM0_Rank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_DIMM1_Rank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_DIMM1_Rank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_DIMM1_Rank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_DIMM1_Rank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C_DIMM0_Rank0</text:p>
          </table:table-cell>
          <table:table-cell office:value-type="string" calcext:value-type="string">
            <text:p>OHM120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C_DIMM0_Rank1</text:p>
          </table:table-cell>
          <table:table-cell office:value-type="string" calcext:value-type="string">
            <text:p>OHM12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C_DIMM0_Rank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C_DIMM0_Rank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C_DIMM1_Rank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C_DIMM1_Rank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C_DIMM1_Rank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C_DIMM1_Rank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0_Rank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0_Rank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0_Rank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0_Rank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1_Rank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1_Rank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1_Rank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1_Rank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0_Rank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0_Rank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0_Rank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0_Rank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1_Rank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1_Rank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1_Rank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1_Rank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IMM_RCD_IBT[1]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C</text:p>
          </table:table-cell>
          <table:table-cell office:value-type="string" calcext:value-type="string">
            <text:p>IBT_100</text:p>
          </table:table-cell>
          <table:table-cell office:value-type="float" office:value="64" calcext:value-type="float">
            <text:p>64</text:p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IMM_RCD_IBT[1]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C</text:p>
          </table:table-cell>
          <table:table-cell office:value-type="string" calcext:value-type="string">
            <text:p>IBT_OFF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IMM_RCD_OUTPUT_TIMING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C</text:p>
          </table:table-cell>
          <table:table-cell office:value-type="string" calcext:value-type="string">
            <text:p>1T == 01 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RD_VREF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C</text:p>
          </table:table-cell>
          <table:table-cell office:value-type="string" calcext:value-type="string">
            <text:p>VDD50000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WR_VREF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C</text:p>
          </table:table-cell>
          <table:table-cell office:value-type="string" calcext:value-type="string">
            <text:p>VDD500</text:p>
          </table:table-cell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RD_CTR_WINDAGE_OFFSET[0]</text:p>
          </table:table-cell>
          <table:table-cell office:value-type="string" calcext:value-type="string">
            <text:p>U16[2]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ort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80 = Negative; 00 = Positive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table:number-columns-repeated="4"/>
          <table:table-cell office:value-type="string" calcext:value-type="string">
            <text:p>Port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WRDDR4_VREF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RCV_IMP_DQ_DQS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OHM60</text:p>
          </table:table-cell>
          <table:table-cell office:value-type="string" calcext:value-type="string">
            <text:p>3C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DRV_IMP_DQ_DQS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OHM34_FFE0</text:p>
          </table:table-cell>
          <table:table-cell office:value-type="float" office:value="7" calcext:value-type="float">
            <text:p>7</text:p>
          </table:table-cell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DRV_IMP_CNTL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DRV_IMP_ADDR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DRV_IMP_CLK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DRV_IMP_SPCKE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SLEW_RATE_DQ_DQS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SLEW_4V_NS</text:p>
          </table:table-cell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SLEW_RATE_CNTL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SLEW_RATE_ADDR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SLEW_RATE_CLK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SLEW_RATE_SPCKE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KE_PRI_MAP[0]</text:p>
          </table:table-cell>
          <table:table-cell office:value-type="string" calcext:value-type="string">
            <text:p>U16[2]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ortC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SB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table:number-columns-repeated="4"/>
          <table:table-cell office:value-type="string" calcext:value-type="string">
            <text:p>PortC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KE_PWR_MAP[0]</text:p>
          </table:table-cell>
          <table:table-cell office:value-type="string" calcext:value-type="string">
            <text:p>u32[2]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PortC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SB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table:number-columns-repeated="4"/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table:number-columns-repeated="4"/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table:number-columns-repeated="4"/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WLO[0], ATTR_VPD_RLO[0]</text:p>
          </table:table-cell>
          <table:table-cell office:value-type="string" calcext:value-type="string">
            <text:p>u8[2]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ortC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GPO[0]</text:p>
          </table:table-cell>
          <table:table-cell office:value-type="string" calcext:value-type="string">
            <text:p>u8[2]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ort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ON[1][0]</text:p>
          </table:table-cell>
          <table:table-cell office:value-type="string" calcext:value-type="string">
            <text:p>u8[2]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D_DIMM0</text:p>
          </table:table-cell>
          <table:table-cell office:value-type="string" calcext:value-type="string">
            <text:p>OHM34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ON[1][1]</text:p>
          </table:table-cell>
          <table:table-cell office:value-type="string" calcext:value-type="string">
            <text:p>u8[2]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D_DIMM1</text:p>
          </table:table-cell>
          <table:table-cell office:value-type="string" calcext:value-type="string">
            <text:p>OHM34</text:p>
          </table:table-cell>
          <table:table-cell office:value-type="float" office:value="7" calcext:value-type="float">
            <text:p>7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_DIMM0_Rank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_DIMM0_Rank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_DIMM0_Rank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_DIMM0_Rank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_DIMM1_Rank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_DIMM1_Rank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_DIMM1_Rank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_DIMM1_Rank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D_DIMM0_Rank0</text:p>
          </table:table-cell>
          <table:table-cell office:value-type="string" calcext:value-type="string">
            <text:p>OHM12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D_DIMM0_Rank1</text:p>
          </table:table-cell>
          <table:table-cell office:value-type="string" calcext:value-type="string">
            <text:p>OHM12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D_DIMM0_Rank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D_DIMM0_Rank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D_DIMM1_Rank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D_DIMM1_Rank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D_DIMM1_Rank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D_DIMM1_Rank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0_Rank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0_Rank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0_Rank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0_Rank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1_Rank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1_Rank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1_Rank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1_Rank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0_Rank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0_Rank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0_Rank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0_Rank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1_Rank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1_Rank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1_Rank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1_Rank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IMM_RCD_IBT[1]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D</text:p>
          </table:table-cell>
          <table:table-cell office:value-type="string" calcext:value-type="string">
            <text:p>IBT_100</text:p>
          </table:table-cell>
          <table:table-cell office:value-type="float" office:value="64" calcext:value-type="float">
            <text:p>64</text:p>
          </table:table-cell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IMM_RCD_IBT[1]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D</text:p>
          </table:table-cell>
          <table:table-cell office:value-type="string" calcext:value-type="string">
            <text:p>IBT_OFF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IMM_RCD_OUTPUT_TIMING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D</text:p>
          </table:table-cell>
          <table:table-cell office:value-type="string" calcext:value-type="string">
            <text:p>1T == 01 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RD_VREF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D</text:p>
          </table:table-cell>
          <table:table-cell office:value-type="string" calcext:value-type="string">
            <text:p>VDD50000</text:p>
          </table:table-cell>
          <table:table-cell office:value-type="float" office:value="7" calcext:value-type="float">
            <text:p>7</text:p>
          </table:table-cell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WR_VREF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D</text:p>
          </table:table-cell>
          <table:table-cell office:value-type="string" calcext:value-type="string">
            <text:p>VDD500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RD_CTR_WINDAGE_OFFSET[1]</text:p>
          </table:table-cell>
          <table:table-cell office:value-type="string" calcext:value-type="string">
            <text:p>U16[2]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ort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SB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table:number-columns-repeated="4"/>
          <table:table-cell office:value-type="string" calcext:value-type="string">
            <text:p>Port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WRDDR4_VREF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r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DR 4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RCV_IMP_DQ_DQS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OHM60</text:p>
          </table:table-cell>
          <table:table-cell office:value-type="string" calcext:value-type="string">
            <text:p>3C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DRV_IMP_DQ_DQS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OHM34_FFE0</text:p>
          </table:table-cell>
          <table:table-cell office:value-type="float" office:value="7" calcext:value-type="float">
            <text:p>7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DRV_IMP_CNTL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DRV_IMP_ADDR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DRV_IMP_CLK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DRV_IMP_SPCKE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SLEW_RATE_DQ_DQS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SLEW_4V_NS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SLEW_RATE_CNTL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SLEW_RATE_ADDR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SLEW_RATE_CLK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SLEW_RATE_SPCKE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KE_PRI_MAP[1]</text:p>
          </table:table-cell>
          <table:table-cell office:value-type="string" calcext:value-type="string">
            <text:p>U16[2]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ortD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table:number-columns-repeated="4"/>
          <table:table-cell office:value-type="string" calcext:value-type="string">
            <text:p>PortD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KE_PWR_MAP[1]</text:p>
          </table:table-cell>
          <table:table-cell office:value-type="string" calcext:value-type="string">
            <text:p>u32[2]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PortD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table:number-columns-repeated="4"/>
          <table:table-cell office:value-type="string" calcext:value-type="string">
            <text:p>Por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table:number-columns-repeated="4"/>
          <table:table-cell office:value-type="string" calcext:value-type="string">
            <text:p>Por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table:number-columns-repeated="4"/>
          <table:table-cell office:value-type="string" calcext:value-type="string">
            <text:p>Por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WLO[1], ATTR_VPD_RLO[1]</text:p>
          </table:table-cell>
          <table:table-cell office:value-type="string" calcext:value-type="string">
            <text:p>u8[2]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ort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GPO[1]</text:p>
          </table:table-cell>
          <table:table-cell office:value-type="string" calcext:value-type="string">
            <text:p>u8[2]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ort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MT_USE_RANK</text:p>
          </table:table-cell>
          <table:table-cell table:number-columns-repeated="3"/>
          <table:table-cell office:value-type="string" calcext:value-type="string">
            <text:p>Port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T</text:p>
          </table:table-cell>
          <table:table-cell table:number-columns-repeated="11"/>
        </table:table-row>
      </table:table>
      <table:table table:name="T4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Key word</text:p>
          </table:table-cell>
          <table:table-cell office:value-type="string" calcext:value-type="string">
            <text:p>MBA Pair Indication</text:p>
          </table:table-cell>
          <table:table-cell office:value-type="string" calcext:value-type="string">
            <text:p>SI ATTRIBUTE LIS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used bit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on 1-slot 1333 <text:s text:c="9"/>1 DIMM</text:p>
          </table:table-cell>
          <table:table-cell office:value-type="string" calcext:value-type="string">
            <text:p>Hex Values for 4 RANK</text:p>
          </table:table-cell>
          <table:table-cell office:value-type="string" calcext:value-type="string">
            <text:p>BYTE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1333_4R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1 DI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ON[0][0]</text:p>
          </table:table-cell>
          <table:table-cell office:value-type="string" calcext:value-type="string">
            <text:p>u8[2]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_DIMM0</text:p>
          </table:table-cell>
          <table:table-cell office:value-type="string" calcext:value-type="string">
            <text:p>OHM3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ON[0][1]</text:p>
          </table:table-cell>
          <table:table-cell office:value-type="string" calcext:value-type="string">
            <text:p>u8[2]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_DIMM1</text:p>
          </table:table-cell>
          <table:table-cell office:value-type="string" calcext:value-type="string">
            <text:p>OHM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0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_DIMM0_Rank0</text:p>
          </table:table-cell>
          <table:table-cell office:value-type="string" calcext:value-type="string">
            <text:p>OHM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0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_DIMM0_Rank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0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_DIMM0_Rank2</text:p>
          </table:table-cell>
          <table:table-cell office:value-type="string" calcext:value-type="string">
            <text:p>OHM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0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_DIMM0_Rank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0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_DIMM1_Rank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0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_DIMM1_Rank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0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_DIMM1_Rank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0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_DIMM1_Rank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0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_DIMM0_Rank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0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_DIMM0_Rank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0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_DIMM0_Rank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0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_DIMM0_Rank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0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_DIMM1_Rank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0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_DIMM1_Rank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0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_DIMM1_Rank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0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_DIMM1_Rank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0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0_Rank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0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0_Rank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0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0_Rank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0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0_Rank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0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1_Rank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0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1_Rank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0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1_Rank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0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1_Rank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0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0_Rank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0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0_Rank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0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0_Rank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0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0_Rank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0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1_Rank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0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1_Rank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0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1_Rank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0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_DIMM1_Rank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IMM_RCD_IBT[0]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A</text:p>
          </table:table-cell>
          <table:table-cell office:value-type="string" calcext:value-type="string">
            <text:p>IBT_100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IMM_RCD_IBT[0]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A</text:p>
          </table:table-cell>
          <table:table-cell office:value-type="string" calcext:value-type="string">
            <text:p>IBT_OFF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IMM_RCD_OUTPUT_TIMING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A</text:p>
          </table:table-cell>
          <table:table-cell office:value-type="string" calcext:value-type="string">
            <text:p>1T == 01 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RD_VREF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A</text:p>
          </table:table-cell>
          <table:table-cell office:value-type="string" calcext:value-type="string">
            <text:p>VDD5000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WR_VREF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A</text:p>
          </table:table-cell>
          <table:table-cell office:value-type="string" calcext:value-type="string">
            <text:p>VDD50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RD_CTR_WINDAGE_OFFSET[0]</text:p>
          </table:table-cell>
          <table:table-cell office:value-type="string" calcext:value-type="string">
            <text:p>U16[2]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ortA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80 = Negative; 00 = Positive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table:number-columns-repeated="4"/>
          <table:table-cell office:value-type="string" calcext:value-type="string">
            <text:p>PortA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WRDDR4_VREF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RCV_IMP_DQ_DQS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OHM60</text:p>
          </table:table-cell>
          <table:table-cell office:value-type="string" calcext:value-type="string">
            <text:p>3C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DR4 Spec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DRV_IMP_DQ_DQS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OHM34_FFE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DRV_IMP_CNTL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DRV_IMP_ADDR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DRV_IMP_CLK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OHM20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DRV_IMP_SPCKE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SLEW_RATE_DQ_DQS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SLEW_4V_NS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SLEW_RATE_CNTL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SLEW_RATE_ADDR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SLEW_RATE_CLK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SLEW_RATE_SPCKE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KE_PRI_MAP[0]</text:p>
          </table:table-cell>
          <table:table-cell office:value-type="string" calcext:value-type="string">
            <text:p>U16[2]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ortA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SB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table:number-columns-repeated="4"/>
          <table:table-cell office:value-type="string" calcext:value-type="string">
            <text:p>PortA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KE_PWR_MAP[0]</text:p>
          </table:table-cell>
          <table:table-cell office:value-type="string" calcext:value-type="string">
            <text:p>u32[2]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Po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SB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table:number-columns-repeated="4"/>
          <table:table-cell office:value-type="string" calcext:value-type="string">
            <text:p>Po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C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table:number-columns-repeated="4"/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table:number-columns-repeated="4"/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WLO[0], ATTR_VPD_RLO[0]</text:p>
          </table:table-cell>
          <table:table-cell office:value-type="string" calcext:value-type="string">
            <text:p>u8[2]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ort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GPO[0]</text:p>
          </table:table-cell>
          <table:table-cell office:value-type="string" calcext:value-type="string">
            <text:p>u8[2]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ort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ON[1][0]</text:p>
          </table:table-cell>
          <table:table-cell office:value-type="string" calcext:value-type="string">
            <text:p>u8[2]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B_DIMM0</text:p>
          </table:table-cell>
          <table:table-cell office:value-type="string" calcext:value-type="string">
            <text:p>OHM34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ON[1][1]</text:p>
          </table:table-cell>
          <table:table-cell office:value-type="string" calcext:value-type="string">
            <text:p>u8[2]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B_DIMM1</text:p>
          </table:table-cell>
          <table:table-cell office:value-type="string" calcext:value-type="string">
            <text:p>OHM34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_DIMM0_Rank0</text:p>
          </table:table-cell>
          <table:table-cell office:value-type="string" calcext:value-type="string">
            <text:p>OHM30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_DIMM0_Rank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_DIMM0_Rank2</text:p>
          </table:table-cell>
          <table:table-cell office:value-type="string" calcext:value-type="string">
            <text:p>OHM30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_DIMM0_Rank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_DIMM1_Rank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_DIMM1_Rank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_DIMM1_Rank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NOM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_DIMM1_Rank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B_DIMM0_Rank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B_DIMM0_Rank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B_DIMM0_Rank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B_DIMM0_Rank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B_DIMM1_Rank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B_DIMM1_Rank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B_DIMM1_Rank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RTT_WR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B_DIMM1_Rank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0_Rank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0_Rank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0_Rank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0_Rank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1_Rank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1_Rank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1_Rank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RD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1_Rank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0_Rank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0_Rank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0_Rank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0_Rank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1_Rank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1_Rank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1_Rank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ODT_WR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_DIMM1_Rank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IMM_RCD_IBT[1]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B</text:p>
          </table:table-cell>
          <table:table-cell office:value-type="string" calcext:value-type="string">
            <text:p>IBT_100</text:p>
          </table:table-cell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IMM_RCD_IBT[1]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B</text:p>
          </table:table-cell>
          <table:table-cell office:value-type="string" calcext:value-type="string">
            <text:p>IBT_OFF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IMM_RCD_OUTPUT_TIMING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B</text:p>
          </table:table-cell>
          <table:table-cell office:value-type="string" calcext:value-type="string">
            <text:p>1T == 01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RD_VREF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B</text:p>
          </table:table-cell>
          <table:table-cell office:value-type="string" calcext:value-type="string">
            <text:p>VDD50000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WR_VREF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B</text:p>
          </table:table-cell>
          <table:table-cell office:value-type="string" calcext:value-type="string">
            <text:p>VDD500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RD_CTR_WINDAGE_OFFSET[1]</text:p>
          </table:table-cell>
          <table:table-cell office:value-type="string" calcext:value-type="string">
            <text:p>U16[2]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ortB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80 = Negative; 00 = Positive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table:number-columns-repeated="4"/>
          <table:table-cell office:value-type="string" calcext:value-type="string">
            <text:p>PortB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WRDDR4_VREF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RCV_IMP_DQ_DQS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OHM60</text:p>
          </table:table-cell>
          <table:table-cell office:value-type="string" calcext:value-type="string">
            <text:p>3C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DRV_IMP_DQ_DQS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OHM34_FFE0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DRV_IMP_CNTL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DRV_IMP_ADDR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DRV_IMP_CLK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OHM20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DRV_IMP_SPCKE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SLEW_RATE_DQ_DQS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SLEW_4V_NS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SLEW_RATE_CNTL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SLEW_RATE_ADDR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SLEW_RATE_CLK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SLEW_RATE_SPCKE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KE_PRI_MAP[1]</text:p>
          </table:table-cell>
          <table:table-cell office:value-type="string" calcext:value-type="string">
            <text:p>U16[2]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ortB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SB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table:number-columns-repeated="4"/>
          <table:table-cell office:value-type="string" calcext:value-type="string">
            <text:p>PortB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KE_PWR_MAP[1]</text:p>
          </table:table-cell>
          <table:table-cell office:value-type="string" calcext:value-type="string">
            <text:p>u32[2]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Port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SB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table:number-columns-repeated="4"/>
          <table:table-cell office:value-type="string" calcext:value-type="string">
            <text:p>Port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C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table:number-columns-repeated="4"/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table:number-columns-repeated="4"/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WLO[1], ATTR_VPD_RLO[1]</text:p>
          </table:table-cell>
          <table:table-cell office:value-type="string" calcext:value-type="string">
            <text:p>u8[2]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ortB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GPO[1]</text:p>
          </table:table-cell>
          <table:table-cell office:value-type="string" calcext:value-type="string">
            <text:p>u8[2]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ort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ON[1][0]</text:p>
          </table:table-cell>
          <table:table-cell office:value-type="string" calcext:value-type="string">
            <text:p>u8[2]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C_DIMM0</text:p>
          </table:table-cell>
          <table:table-cell office:value-type="string" calcext:value-type="string">
            <text:p>OHM34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ON[1][1]</text:p>
          </table:table-cell>
          <table:table-cell office:value-type="string" calcext:value-type="string">
            <text:p>u8[2]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C_DIMM1</text:p>
          </table:table-cell>
          <table:table-cell office:value-type="string" calcext:value-type="string">
            <text:p>OHM34</text:p>
          </table:table-cell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_DIMM0_Rank0</text:p>
          </table:table-cell>
          <table:table-cell office:value-type="string" calcext:value-type="string">
            <text:p>OHM30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_DIMM0_Rank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_DIMM0_Rank2</text:p>
          </table:table-cell>
          <table:table-cell office:value-type="string" calcext:value-type="string">
            <text:p>OHM30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_DIMM0_Rank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_DIMM1_Rank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_DIMM1_Rank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_DIMM1_Rank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_DIMM1_Rank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C_DIMM0_Rank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C_DIMM0_Rank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C_DIMM0_Rank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C_DIMM0_Rank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C_DIMM1_Rank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C_DIMM1_Rank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C_DIMM1_Rank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C_DIMM1_Rank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0_Rank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0_Rank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0_Rank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0_Rank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1_Rank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1_Rank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1_Rank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1_Rank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0_Rank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0_Rank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0_Rank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0_Rank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1_Rank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1_Rank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1_Rank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_DIMM1_Rank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IMM_RCD_IBT[1]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C</text:p>
          </table:table-cell>
          <table:table-cell office:value-type="string" calcext:value-type="string">
            <text:p>IBT_100</text:p>
          </table:table-cell>
          <table:table-cell office:value-type="float" office:value="64" calcext:value-type="float">
            <text:p>64</text:p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IMM_RCD_IBT[1]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C</text:p>
          </table:table-cell>
          <table:table-cell office:value-type="string" calcext:value-type="string">
            <text:p>IBT_OFF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IMM_RCD_OUTPUT_TIMING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C</text:p>
          </table:table-cell>
          <table:table-cell office:value-type="string" calcext:value-type="string">
            <text:p>1T == 01 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RD_VREF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C</text:p>
          </table:table-cell>
          <table:table-cell office:value-type="string" calcext:value-type="string">
            <text:p>VDD50000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WR_VREF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C</text:p>
          </table:table-cell>
          <table:table-cell office:value-type="string" calcext:value-type="string">
            <text:p>VDD500</text:p>
          </table:table-cell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RD_CTR_WINDAGE_OFFSET[0]</text:p>
          </table:table-cell>
          <table:table-cell office:value-type="string" calcext:value-type="string">
            <text:p>U16[2]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ortC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80 = Negative; 00 = Positive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table:number-columns-repeated="4"/>
          <table:table-cell office:value-type="string" calcext:value-type="string">
            <text:p>PortC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WRDDR4_VREF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RCV_IMP_DQ_DQS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OHM60</text:p>
          </table:table-cell>
          <table:table-cell office:value-type="string" calcext:value-type="string">
            <text:p>3C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DRV_IMP_DQ_DQS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OHM34_FFE0</text:p>
          </table:table-cell>
          <table:table-cell office:value-type="float" office:value="7" calcext:value-type="float">
            <text:p>7</text:p>
          </table:table-cell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DRV_IMP_CNTL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DRV_IMP_ADDR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DRV_IMP_CLK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OHM20</text:p>
          </table:table-cell>
          <table:table-cell office:value-type="float" office:value="14" calcext:value-type="float">
            <text:p>14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DRV_IMP_SPCKE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SLEW_RATE_DQ_DQS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SLEW_4V_NS</text:p>
          </table:table-cell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SLEW_RATE_CNTL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SLEW_RATE_ADDR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SLEW_RATE_CLK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SLEW_RATE_SPCKE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KE_PRI_MAP[0]</text:p>
          </table:table-cell>
          <table:table-cell office:value-type="string" calcext:value-type="string">
            <text:p>U16[2]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ortC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SB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table:number-columns-repeated="4"/>
          <table:table-cell office:value-type="string" calcext:value-type="string">
            <text:p>PortC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KE_PWR_MAP[0]</text:p>
          </table:table-cell>
          <table:table-cell office:value-type="string" calcext:value-type="string">
            <text:p>u32[2]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Por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C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SB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table:number-columns-repeated="4"/>
          <table:table-cell office:value-type="string" calcext:value-type="string">
            <text:p>Por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C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table:number-columns-repeated="4"/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table:number-columns-repeated="4"/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WLO[0], ATTR_VPD_RLO[0]</text:p>
          </table:table-cell>
          <table:table-cell office:value-type="string" calcext:value-type="string">
            <text:p>u8[2]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ortC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GPO[0]</text:p>
          </table:table-cell>
          <table:table-cell office:value-type="string" calcext:value-type="string">
            <text:p>u8[2]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ort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ON[1][0]</text:p>
          </table:table-cell>
          <table:table-cell office:value-type="string" calcext:value-type="string">
            <text:p>u8[2]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D_DIMM0</text:p>
          </table:table-cell>
          <table:table-cell office:value-type="string" calcext:value-type="string">
            <text:p>OHM34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ON[1][1]</text:p>
          </table:table-cell>
          <table:table-cell office:value-type="string" calcext:value-type="string">
            <text:p>u8[2]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D_DIMM1</text:p>
          </table:table-cell>
          <table:table-cell office:value-type="string" calcext:value-type="string">
            <text:p>OHM34</text:p>
          </table:table-cell>
          <table:table-cell office:value-type="float" office:value="7" calcext:value-type="float">
            <text:p>7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_DIMM0_Rank0</text:p>
          </table:table-cell>
          <table:table-cell office:value-type="string" calcext:value-type="string">
            <text:p>OHM30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_DIMM0_Rank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_DIMM0_Rank2</text:p>
          </table:table-cell>
          <table:table-cell office:value-type="string" calcext:value-type="string">
            <text:p>OHM30</text:p>
          </table:table-cell>
          <table:table-cell office:value-type="float" office:value="5" calcext:value-type="float">
            <text:p>5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_DIMM0_Rank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_DIMM1_Rank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_DIMM1_Rank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_DIMM1_Rank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NOM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_DIMM1_Rank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D_DIMM0_Rank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D_DIMM0_Rank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D_DIMM0_Rank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D_DIMM0_Rank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D_DIMM1_Rank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D_DIMM1_Rank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D_DIMM1_Rank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RTT_WR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D_DIMM1_Rank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0_Rank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0_Rank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0_Rank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0_Rank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1_Rank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1_Rank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1_Rank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RD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1_Rank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0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0_Rank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0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0_Rank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0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0_Rank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0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0_Rank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1][0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1_Rank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1][1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1_Rank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1][2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1_Rank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ODT_WR[1][1][3]</text:p>
          </table:table-cell>
          <table:table-cell office:value-type="string" calcext:value-type="string">
            <text:p>u8[2][2][4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_DIMM1_Rank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IMM_RCD_IBT[1]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D</text:p>
          </table:table-cell>
          <table:table-cell office:value-type="string" calcext:value-type="string">
            <text:p>IBT_100</text:p>
          </table:table-cell>
          <table:table-cell office:value-type="float" office:value="64" calcext:value-type="float">
            <text:p>64</text:p>
          </table:table-cell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IMM_RCD_IBT[1]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D</text:p>
          </table:table-cell>
          <table:table-cell office:value-type="string" calcext:value-type="string">
            <text:p>IBT_OFF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IMM_RCD_OUTPUT_TIMING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D</text:p>
          </table:table-cell>
          <table:table-cell office:value-type="string" calcext:value-type="string">
            <text:p>1T == 01 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RD_VREF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D</text:p>
          </table:table-cell>
          <table:table-cell office:value-type="string" calcext:value-type="string">
            <text:p>VDD50000</text:p>
          </table:table-cell>
          <table:table-cell office:value-type="float" office:value="7" calcext:value-type="float">
            <text:p>7</text:p>
          </table:table-cell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WR_VREF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D</text:p>
          </table:table-cell>
          <table:table-cell office:value-type="string" calcext:value-type="string">
            <text:p>VDD500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RD_CTR_WINDAGE_OFFSET[1]</text:p>
          </table:table-cell>
          <table:table-cell office:value-type="string" calcext:value-type="string">
            <text:p>U16[2]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ortD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80 = Negative; 00 = Positive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table:number-columns-repeated="4"/>
          <table:table-cell office:value-type="string" calcext:value-type="string">
            <text:p>PortD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WRDDR4_VREF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r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DR 4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RCV_IMP_DQ_DQS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OHM60</text:p>
          </table:table-cell>
          <table:table-cell office:value-type="string" calcext:value-type="string">
            <text:p>3C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DRV_IMP_DQ_DQS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OHM34_FFE0</text:p>
          </table:table-cell>
          <table:table-cell office:value-type="float" office:value="7" calcext:value-type="float">
            <text:p>7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DRV_IMP_CNTL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DRV_IMP_ADDR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DRV_IMP_CLK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OHM20</text:p>
          </table:table-cell>
          <table:table-cell office:value-type="float" office:value="14" calcext:value-type="float">
            <text:p>14</text:p>
          </table:table-cell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DRV_IMP_SPCKE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OHM40</text:p>
          </table:table-cell>
          <table:table-cell office:value-type="float" office:value="28" calcext:value-type="float">
            <text:p>28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SLEW_RATE_DQ_DQS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SLEW_4V_NS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SLEW_RATE_CNTL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SLEW_RATE_ADDR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SLEW_RATE_CLK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SLEW_RATE_SPCKE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SLEW_3V_NS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KE_PRI_MAP[1]</text:p>
          </table:table-cell>
          <table:table-cell office:value-type="string" calcext:value-type="string">
            <text:p>U16[2]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ortD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table:number-columns-repeated="4"/>
          <table:table-cell office:value-type="string" calcext:value-type="string">
            <text:p>PortD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KE_PWR_MAP[1]</text:p>
          </table:table-cell>
          <table:table-cell office:value-type="string" calcext:value-type="string">
            <text:p>u32[2]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Port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C</text:p>
          </table:table-cell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table:number-columns-repeated="4"/>
          <table:table-cell office:value-type="string" calcext:value-type="string">
            <text:p>Port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C</text:p>
          </table:table-cell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table:number-columns-repeated="4"/>
          <table:table-cell office:value-type="string" calcext:value-type="string">
            <text:p>Por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table:number-columns-repeated="4"/>
          <table:table-cell office:value-type="string" calcext:value-type="string">
            <text:p>Por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WLO[1], ATTR_VPD_RLO[1]</text:p>
          </table:table-cell>
          <table:table-cell office:value-type="string" calcext:value-type="string">
            <text:p>u8[2]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ort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GPO[1]</text:p>
          </table:table-cell>
          <table:table-cell office:value-type="string" calcext:value-type="string">
            <text:p>u8[2]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ort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MT_USE_RANK</text:p>
          </table:table-cell>
          <table:table-cell table:number-columns-repeated="3"/>
          <table:table-cell office:value-type="string" calcext:value-type="string">
            <text:p>Port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table:number-columns-repeated="2"/>
        </table:table-row>
      </table:table>
      <table:table table:name="M0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0 – MR Mapping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Byt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entaur 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R Map</text:p>
          </table:table-cell>
          <table:table-cell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Uses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1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table table:name="M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Key word</text:p>
          </table:table-cell>
          <table:table-cell office:value-type="string" calcext:value-type="string">
            <text:p>MBA Pair Indication</text:p>
          </table:table-cell>
          <table:table-cell office:value-type="string" calcext:value-type="string">
            <text:p>SI ATTRIBUTE LIS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used bit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on 1-slot 1333 </text:p>
          </table:table-cell>
          <table:table-cell office:value-type="string" calcext:value-type="string">
            <text:p>Hex Values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1333_1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0_CLK_P0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0_CLK_P1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1_CLK_P0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1_CLK_P1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A0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A1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C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A2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C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A3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A4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A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A5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A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A6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A7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A8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A9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B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A10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A11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D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A12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D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A13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C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A14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C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A15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BA0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BA1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BA2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CASN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RASN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WEN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PAR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ACTN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0_CNTL_CKE0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C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0_CNTL_CKE1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0_CNTL_CKE2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0_CNTL_CKE3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0_CNTL_CSN0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A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0_CNTL_CSN1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0_CNTL_CSN2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C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0_CNTL_CSN3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0_CNTL_ODT0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C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0_CNTL_ODT1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1_CNTL_CKE0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1_CNTL_CKE1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1_CNTL_CKE2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1_CNTL_CKE3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1_CNTL_CSN0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1_CNTL_CSN1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1_CNTL_CSN2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1_CNTL_CSN3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1_CNTL_ODT0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1_CNTL_ODT1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2N_MODE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T – Command Rate by default; 02 = 2T;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TSYS_ADR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A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0_CLK_P0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0_CLK_P1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1_CLK_P0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1_CLK_P1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A0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A1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A2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A3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F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A4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D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A5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C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A6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E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A7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D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A8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A9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D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A10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A11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E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A12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A13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A14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F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A15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BA0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BA1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BA2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CASN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RASN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CMD_WEN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PAR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F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_ACTN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0_CNTL_CKE0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E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0_CNTL_CKE1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0_CNTL_CKE2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D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0_CNTL_CKE3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0_CNTL_CSN0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0_CNTL_CSN1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0_CNTL_CSN2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E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0_CNTL_CSN3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0_CNTL_ODT0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0_CNTL_ODT1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1_CNTL_CKE0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1_CNTL_CKE1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1_CNTL_CKE2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1_CNTL_CKE3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1_CNTL_CSN0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1_CNTL_CSN1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1_CNTL_CSN2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1_CNTL_CSN3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1_CNTL_ODT0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CEN_PHASE_ROT_M1_CNTL_ODT1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DRAM_2N_MODE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ATTR_VPD_TSYS_DP18</text:p>
          </table:table-cell>
          <table:table-cell office:value-type="string" calcext:value-type="string">
            <text:p>u8[2]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ortB</text:p>
          </table:table-cell>
          <table:table-cell table:number-columns-repeated="2" office:value-type="string" calcext:value-type="string">
            <text:p>6B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0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0_CLK_P0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0_CLK_P1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1_CLK_P0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1_CLK_P1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A0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A1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A2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A3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A4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A5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A6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A7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A8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A9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A10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A11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A12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A13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A14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A15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F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BA0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F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BA1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BA2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E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CASN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E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RASN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WEN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E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PAR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F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ACTN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0_CNTL_CKE0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0_CNTL_CKE1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E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0_CNTL_CKE2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0_CNTL_CKE3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0_CNTL_CSN0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0_CNTL_CSN1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D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0_CNTL_CSN2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0_CNTL_CSN3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F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0_CNTL_ODT0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F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0_CNTL_ODT1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C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1_CNTL_CKE0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1_CNTL_CKE1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1_CNTL_CKE2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1_CNTL_CKE3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1_CNTL_CSN0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1_CNTL_CSN1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1_CNTL_CSN2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1_CNTL_CSN3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1_CNTL_ODT0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1_CNTL_ODT1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2N_MODE[0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T – Command Rate by default; 02 = 2T;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TSYS_ADR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rtC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0_CLK_P0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0_CLK_P1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1_CLK_P0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1_CLK_P1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A0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C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A1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D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A2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A3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D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A4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E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A5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F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A6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A7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F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A8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A9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A10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B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A11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A12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C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A13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F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A14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A15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C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BA0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C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BA1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D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BA2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B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CASN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C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RASN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A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CMD_WEN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A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PAR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F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_ACTN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0_CNTL_CKE0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B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0_CNTL_CKE1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0_CNTL_CKE2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0_CNTL_CKE3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0_CNTL_CSN0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B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0_CNTL_CSN1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0_CNTL_CSN2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B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0_CNTL_CSN3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0_CNTL_ODT0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A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0_CNTL_ODT1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1_CNTL_CKE0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1_CNTL_CKE1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1_CNTL_CKE2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1_CNTL_CKE3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1_CNTL_CSN0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1_CNTL_CSN1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1_CNTL_CSN2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1_CNTL_CSN3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1_CNTL_ODT0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CEN_PHASE_ROT_M1_CNTL_ODT1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DRAM_2N_MODE[1]</text:p>
          </table:table-cell>
          <table:table-cell office:value-type="string" calcext:value-type="string">
            <text:p>u8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TSYS_DP18</text:p>
          </table:table-cell>
          <table:table-cell office:value-type="string" calcext:value-type="string">
            <text:p>u8[2]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ortD</text:p>
          </table:table-cell>
          <table:table-cell table:number-columns-repeated="2" office:value-type="string" calcext:value-type="string">
            <text:p>6B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ATTR_VPD_POWER_CONTROL_CAPABLE</text:p>
          </table:table-cell>
          <table:table-cell table:number-columns-repeated="3"/>
          <table:table-cell office:value-type="string" calcext:value-type="string">
            <text:p>Port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00 – None; 01 – Slow mode; 10 – Fast mode; 11 – Both supported ;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entaur.mba:c1</text:p>
          </table:table-cell>
          <table:table-cell office:value-type="string" calcext:value-type="string">
            <text:p>Reserved</text:p>
          </table:table-cell>
          <table:table-cell table:number-columns-repeated="3"/>
          <table:table-cell office:value-type="string" calcext:value-type="string">
            <text:p>Port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/>
        </table:table-row>
      </table:table>
      <table:table table:name="Q0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Q0 – Dx - DQ Mapping</text:p>
          </table:table-cell>
          <table:table-cell office:value-type="string" calcext:value-type="string">
            <text:p>Rosetta Stone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yt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entaur 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R Map</text:p>
          </table:table-cell>
          <table:table-cell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Uses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table table:name="Q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osetta Stone Compressed Data – QX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SDIMMTOC4DQ_P0</text:p>
          </table:table-cell>
          <table:table-cell office:value-type="string" calcext:value-type="string">
            <text:p>u8[17]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9F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0D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D8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E1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AA</text:p>
          </table:table-cell>
        </table:table-row>
        <table:table-row table:style-name="ro1">
          <table:table-cell office:value-type="string" calcext:value-type="string">
            <text:p>ISDIMMTOC4DQ_P1</text:p>
          </table:table-cell>
          <table:table-cell office:value-type="string" calcext:value-type="string">
            <text:p>u8[17] 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9F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C0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0B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0C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B6</text:p>
          </table:table-cell>
        </table:table-row>
        <table:table-row table:style-name="ro1">
          <table:table-cell office:value-type="string" calcext:value-type="string">
            <text:p>ISDIMMTOC4DQ_P2</text:p>
          </table:table-cell>
          <table:table-cell office:value-type="string" calcext:value-type="string">
            <text:p>u8[17] 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string" calcext:value-type="string">
            <text:p>9F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office:value-type="string" calcext:value-type="string">
            <text:p>4E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ISDIMMTOC4DQ_P3</text:p>
          </table:table-cell>
          <table:table-cell office:value-type="string" calcext:value-type="string">
            <text:p>u8[17] 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office:value-type="string" calcext:value-type="string">
            <text:p>9F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office:value-type="string" calcext:value-type="string">
            <text:p>C8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office:value-type="string" calcext:value-type="string">
            <text:p>F7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K0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K0 – Kx – DQS - <text:s/>Mapping</text:p>
          </table:table-cell>
          <table:table-cell office:value-type="string" calcext:value-type="string">
            <text:p>Rosetta Stone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yt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entaur 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R Map</text:p>
          </table:table-cell>
          <table:table-cell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Value</text:p>
          </table:table-cell>
          <table:table-cell office:value-type="string" calcext:value-type="string">
            <text:p>Uses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</table:table>
      <table:table table:name="K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osetta Stone Compressed Data – Kx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SDIMMTOC4DQS_P0</text:p>
          </table:table-cell>
          <table:table-cell office:value-type="string" calcext:value-type="string">
            <text:p>U8 [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DIMMTOC4DQS_P1</text:p>
          </table:table-cell>
          <table:table-cell office:value-type="string" calcext:value-type="string">
            <text:p>U8 [2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DIMMTOC4DQS_P2</text:p>
          </table:table-cell>
          <table:table-cell office:value-type="string" calcext:value-type="string">
            <text:p>U8 [2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DIMMTOC4DQS_P3</text:p>
          </table:table-cell>
          <table:table-cell office:value-type="string" calcext:value-type="string">
            <text:p>U8 [2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 style:data-style-name="N2" text:time-value="11:41:23.900789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13:36:10.417677591</meta:creation-date>
    <meta:generator>LibreOffice/4.2.8.2$Linux_X86_64 LibreOffice_project/420m0$Build-2</meta:generator>
    <dc:date>2015-08-19T11:41:45.865119508</dc:date>
    <meta:editing-duration>P3DT2H31M10S</meta:editing-duration>
    <meta:editing-cycles>13</meta:editing-cycles>
    <meta:document-statistic meta:table-count="10" meta:cell-count="10250" meta:object-count="0"/>
  </office:meta>
</office:document-meta>
</file>